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617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3.945cm"/>
    </style:style>
    <style:style style:name="gr3" style:family="graphic" style:parent-style-name="standard">
      <style:graphic-properties draw:stroke="none" svg:stroke-color="#000000" draw:fill="none" draw:fill-color="#ffffff" fo:min-height="2.67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6.104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501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9" style:family="graphic" style:parent-style-name="standard">
      <style:graphic-properties draw:textarea-horizontal-align="justify" draw:textarea-vertical-align="middle" draw:auto-grow-height="false" fo:min-height="1.401cm" fo:min-width="5.977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385cm" fo:min-width="1.91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159cm" svg:x="1.635cm" svg:y="1.127cm">
          <text:p text:style-name="P1"><text:span text:style-name="T1">Node Comes Online</text:span></text:p>
          <text:p text:style-name="P1"><text:span text:style-name="T2">hop_count</text:span><text:span text:style-name="T3"> = 0xFF</text:span></text:p>
          <text:p text:style-name="P1"><text:span text:style-name="T2">default_route</text:span><text:span text:style-name="T3"> = NULL</text:span></text:p>
          <text:p text:style-name="P1"><text:span text:style-name="T2">Prefix</text:span><text:span text:style-name="T3"> = NUL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4.445cm" svg:height="1.016cm" svg:x="1.635cm" svg:y="4.683cm">
          <text:p text:style-name="P2">Start Sending RS<text:line-break/>messages on T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8.128cm" svg:height="3.833cm" svg:x="11.287cm" svg:y="1.263cm">
          <draw:text-box>
            <text:p><text:span text:style-name="T2">RS</text:span> = Router Solicitation</text:p>
            <text:p><text:span text:style-name="T2">TT</text:span> = Trickle Timer</text:p>
            <text:p><text:span text:style-name="T2">LL </text:span><text:span text:style-name="T3">= Link Layer</text:span></text:p>
            <text:p><text:span text:style-name="T2">NT </text:span><text:span text:style-name="T3">= Neighbor Table</text:span></text:p>
            <text:p><text:span text:style-name="T2">FT</text:span><text:span text:style-name="T3"> = Forwarding Table</text:span></text:p>
            <text:p><text:span text:style-name="T2">RA-MI</text:span> = Router Advertisement with <text:tab/><text:tab/> <text:s text:c="3"/><text:tab/>Mesh Info option</text:p>
            <text:p><text:span text:style-name="T2">RA-ANN </text:span><text:span text:style-name="T3">= Router Advertisement with </text:span><text:span text:style-name="T3"><text:tab/></text:span><text:span text:style-name="T3"><text:tab/></text:span><text:span text:style-name="T3"><text:tab/></text:span><text:span text:style-name="T3">Announcement option </text:span></text:p>
          </draw:text-box>
        </draw:frame>
        <draw:custom-shape draw:style-name="gr2" draw:text-style-name="P2" draw:layer="layout" svg:width="4.445cm" svg:height="1.016cm" svg:x="1.635cm" svg:y="6.842cm">
          <text:p text:style-name="P2">Receive RA-MI bcas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3.667cm" svg:y1="3.286cm" svg:x2="3.667cm" svg:y2="4.683cm">
          <text:p/>
        </draw:line>
        <draw:line draw:style-name="gr4" draw:text-style-name="P4" draw:layer="layout" svg:x1="3.667cm" svg:y1="5.699cm" svg:x2="3.667cm" svg:y2="6.842cm">
          <text:p/>
        </draw:line>
        <draw:custom-shape draw:style-name="gr5" draw:text-style-name="P1" draw:layer="layout" svg:width="6.604cm" svg:height="1.651cm" svg:x="1.127cm" svg:y="9.001cm">
          <text:p text:style-name="P1"><text:span text:style-name="T2">Prefix = RA-MI.prefix</text:span></text:p>
          <text:p text:style-name="P1"><text:span text:style-name="T3">- add LL to NT (hop count + power)</text:span></text:p>
          <text:p text:style-name="P1"><text:span text:style-name="T3">- stop sending RS mess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3.667cm" svg:y1="7.858cm" svg:x2="3.667cm" svg:y2="9.001cm">
          <text:p/>
        </draw:line>
        <draw:custom-shape draw:style-name="gr6" draw:text-style-name="P2" draw:layer="layout" svg:width="8.001cm" svg:height="2.54cm" svg:x="0.873cm" svg:y="12.557cm">
          <text:p text:style-name="P2">RA-MI.hop_count + 1 &lt; self.hop_cou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8.874cm" svg:y1="13.827cm" svg:x2="10.779cm" svg:y2="13.827cm">
          <text:p/>
        </draw:line>
        <draw:frame draw:style-name="gr7" draw:text-style-name="P3" draw:layer="layout" svg:width="2.032cm" svg:height="0.649cm" svg:x="8.747cm" svg:y="13.178cm">
          <draw:text-box>
            <text:p>No</text:p>
          </draw:text-box>
        </draw:frame>
        <draw:custom-shape draw:style-name="gr8" draw:text-style-name="P2" draw:layer="layout" svg:width="2.413cm" svg:height="1.143cm" svg:x="10.779cm" svg:y="13.319cm">
          <text:p text:style-name="P2">Stop<text:line-break/>Process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3.667cm" svg:y1="10.652cm" svg:x2="4.81cm" svg:y2="12.43cm">
          <text:p/>
        </draw:line>
        <draw:custom-shape draw:style-name="gr9" draw:text-style-name="P5" draw:layer="layout" svg:width="6.477cm" svg:height="1.651cm" svg:x="1.127cm" svg:y="16.494cm">
          <text:p text:style-name="P5"><text:span text:style-name="T2">hop_count = RA-MI.hop_count+1</text:span></text:p>
          <text:p text:style-name="P5"><text:span text:style-name="T2">default_route = RA-MI.s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4.937cm" svg:y1="15.097cm" svg:x2="4.81cm" svg:y2="16.494cm">
          <text:p/>
        </draw:line>
        <draw:frame draw:style-name="gr7" draw:text-style-name="P3" draw:layer="layout" svg:width="2.032cm" svg:height="0.649cm" svg:x="4.937cm" svg:y="15.351cm">
          <draw:text-box>
            <text:p>Yes</text:p>
          </draw:text-box>
        </draw:frame>
        <draw:custom-shape draw:style-name="gr10" draw:text-style-name="P2" draw:layer="layout" svg:width="6.604cm" svg:height="1.778cm" svg:x="1.381cm" svg:y="19.669cm">
          <text:p text:style-name="P2">Send RA-AN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4" draw:layer="layout" svg:x1="4.302cm" svg:y1="18.272cm" svg:x2="4.302cm" svg:y2="19.669cm">
          <text:p/>
        </draw:line>
        <draw:custom-shape draw:style-name="gr12" draw:text-style-name="P2" draw:layer="layout" svg:width="2.413cm" svg:height="0.635cm" svg:x="4.556cm" svg:y="18.526cm">
          <text:p text:style-name="P2">Wait here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left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e Fierro</meta:initial-creator>
    <meta:creation-date>2016-04-11T18:10:55.083920798</meta:creation-date>
    <dc:date>2016-04-11T19:28:52.825677693</dc:date>
    <dc:creator>Gabe Fierro</dc:creator>
    <meta:editing-duration>PT1H2M44S</meta:editing-duration>
    <meta:editing-cycles>11</meta:editing-cycles>
    <meta:generator>LibreOffice/5.0.5.2$Linux_X86_64 LibreOffice_project/00m0$Build-2</meta:generator>
    <meta:document-statistic meta:object-count="19"/>
  </office:meta>
</office:document-meta>
</file>